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B40000028360046F84EB7AD2C7.png" manifest:media-type="image/png"/>
  <manifest:file-entry manifest:full-path="Pictures/10000201000003FE0000018AF45C741DADF051DA.png" manifest:media-type="image/png"/>
  <manifest:file-entry manifest:full-path="Pictures/100002010000051B000002B0585668EF18F1CC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35cm, 2.167cm, 0cm)" draw:image-opacity="100%" style:mirror="none"/>
    </style:style>
    <style:style style:name="gr2" style:family="graphic" style:parent-style-name="objectwithoutfill">
      <style:graphic-properties svg:stroke-width="0.1cm" svg:stroke-color="#ed1c2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ef413d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99cm" svg:height="3.999cm" svg:x="0.4cm" svg:y="0.5cm">
          <draw:image xlink:href="Pictures/100002010000051B000002B0585668EF18F1CCD6.png" xlink:type="simple" xlink:show="embed" xlink:actuate="onLoad">
            <text:p/>
          </draw:image>
        </draw:frame>
        <draw:line draw:style-name="gr2" draw:text-style-name="P2" draw:layer="layout" svg:x1="9.6cm" svg:y1="0.8cm" svg:x2="7.2cm" svg:y2="1.3cm">
          <text:p/>
        </draw:line>
        <draw:frame draw:style-name="gr3" draw:text-style-name="P4" draw:layer="layout" svg:width="4.2cm" svg:height="0.9cm" svg:x="9.5cm" svg:y="0.3cm">
          <draw:text-box>
            <text:p text:style-name="P3"><text:span text:style-name="T1">Anmeldung</text:span></text:p>
          </draw:text-box>
        </draw:frame>
        <draw:frame draw:style-name="gr4" draw:text-style-name="P1" draw:layer="layout" svg:width="11.107cm" svg:height="4.281cm" svg:x="3.7cm" svg:y="3.6cm">
          <draw:image xlink:href="Pictures/10000201000003FE0000018AF45C741DADF051DA.png" xlink:type="simple" xlink:show="embed" xlink:actuate="onLoad">
            <text:p/>
          </draw:image>
        </draw:frame>
        <draw:line draw:style-name="gr5" draw:text-style-name="P2" draw:layer="layout" svg:x1="3.1cm" svg:y1="5.1cm" svg:x2="6.8cm" svg:y2="4.1cm">
          <text:p/>
        </draw:line>
        <draw:frame draw:style-name="gr6" draw:text-style-name="P6" draw:layer="layout" svg:width="3.3cm" svg:height="1.3cm" svg:x="0.3cm" svg:y="4.8cm">
          <draw:text-box>
            <text:p text:style-name="P5"><text:span text:style-name="T2">Ansicht der Publikationen</text:span></text:p>
          </draw:text-box>
        </draw:frame>
        <draw:frame draw:style-name="gr4" draw:text-style-name="P1" draw:layer="layout" svg:width="3.231cm" svg:height="4.766cm" svg:x="0.5cm" svg:y="6.834cm">
          <draw:image xlink:href="Pictures/10000201000001B40000028360046F84EB7AD2C7.png" xlink:type="simple" xlink:show="embed" xlink:actuate="onLoad">
            <text:p/>
          </draw:image>
        </draw:frame>
        <draw:line draw:style-name="gr5" draw:text-style-name="P2" draw:layer="layout" svg:x1="5.7cm" svg:y1="9.1cm" svg:x2="1.6cm" svg:y2="9.7cm">
          <text:p/>
        </draw:line>
        <draw:frame draw:style-name="gr7" draw:text-style-name="P6" draw:layer="layout" svg:width="6.5cm" svg:height="1.673cm" svg:x="5.7cm" svg:y="8.7cm">
          <draw:text-box>
            <text:p text:style-name="P5"><text:span text:style-name="T2">Publikationen in einer Grup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13T16:45:30.063324464</dc:date>
    <meta:editing-duration>PT1M49S</meta:editing-duration>
    <meta:editing-cycles>3</meta:editing-cycles>
    <meta:generator>LibreOffice/6.0.3.2$MacOSX_X86_64 LibreOffice_project/8f48d515416608e3a835360314dac7e47fd0b821</meta:generator>
    <meta:document-statistic meta:object-count="9"/>
  </office:meta>
</office:document-meta>
</file>